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ConnectionManager = " table:style-name="ce1">
            <text:p>LoginFrame.tooltip.Connectio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onnectionManagerFrame.tooltip.NewSite = " table:style-name="ce1">
            <text:p>ConnectionManagerFrame.tooltip.NewSite = </text:p>
          </table:table-cell>
          <table:table-cell/>
        </table:table-row>
        <table:table-row table:style-name="ro1">
          <table:table-cell office:value-type="string" office:string-value="ConnectionManagerFrame.tooltip.UpdateSite = " table:style-name="ce1">
            <text:p>ConnectionManagerFrame.tooltip.UpdateSite = </text:p>
          </table:table-cell>
          <table:table-cell/>
        </table:table-row>
        <table:table-row table:style-name="ro1">
          <table:table-cell office:value-type="string" office:string-value="ConnectionManagerFrame.tooltip.RenameSite = " table:style-name="ce1">
            <text:p>ConnectionManagerFrame.tooltip.RenameSite = </text:p>
          </table:table-cell>
          <table:table-cell/>
        </table:table-row>
        <table:table-row table:style-name="ro1">
          <table:table-cell office:value-type="string" office:string-value="ConnectionManagerFrame.tooltip.Delete = " table:style-name="ce1">
            <text:p>ConnectionManagerFrame.tooltip.Delete = </text:p>
          </table:table-cell>
          <table:table-cell/>
        </table:table-row>
        <table:table-row table:style-name="ro1">
          <table:table-cell office:value-type="string" office:string-value="ConnectionManagerFrame.tooltip.AdvancedParameters = " table:style-name="ce1">
            <text:p>ConnectionManagerFrame.tooltip.AdvancedParameters = </text:p>
          </table:table-cell>
          <table:table-cell/>
        </table:table-row>
        <table:table-row table:style-name="ro1">
          <table:table-cell office:value-type="string" office:string-value="ConnectionManagerFrame.checkbox.SSH = " table:style-name="ce1">
            <text:p>Connectio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7</meta:editing-cycles>
    <meta:creation-date>2010-06-05T10:53:00</meta:creation-date>
    <dc:date>2011-01-29T12:21:34</dc:date>
  </office:meta>
</office:document-meta>
</file>